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3.326cm" svg:y="9.00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-3.88cm" svg:x1="14.357cm" svg:y1="9.004cm" svg:x2="14.357cm" svg:y2="10.872cm" draw:start-shape="id1" draw:start-glue-point="4" draw:end-shape="id1" draw:end-glue-point="8" svg:d="M14357 9004c0-789-2322-526-2322 934 0 1461 2322 1724 2322 934" svg:viewBox="0 0 2323 2743">
          <text:p/>
        </draw:connector>
        <draw:frame draw:style-name="gr3" draw:text-style-name="P4" draw:layer="layout" svg:width="0.972cm" svg:height="1.204cm" svg:x="11.184cm" svg:y="9.231cm">
          <draw:text-box>
            <text:p><text:span text:style-name="T2">8</text:span></text:p>
          </draw:text-box>
        </draw:frame>
        <draw:frame draw:style-name="gr4" draw:text-style-name="P3" draw:layer="layout" svg:width="3.574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3.103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2cm" svg:height="0.962cm" svg:x="15.288cm" svg:y="9.43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5:28.065427403</dc:date>
    <dc:creator>elucterio </dc:creator>
    <meta:editing-duration>PT47M8S</meta:editing-duration>
    <meta:editing-cycles>21</meta:editing-cycles>
    <meta:generator>LibreOffice/4.2.8.2$Linux_X86_64 LibreOffice_project/420m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0</mn>
    </mrow>
    <annotation encoding="StarMath 5.0">sum p_i = 10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8</mn>
    </mrow>
    <annotation encoding="StarMath 5.0">sum q_i = 8</annotation>
  </semantics>
</math>
</file>